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H1]*[.F1]*[.D1]*[.B1]" office:value-type="float" office:value="0.0625" calcext:value-type="float">
            <text:p>0.0625</text:p>
          </table:table-cell>
          <table:table-cell table:formula="of:=[.I1]*[.J1]" office:value-type="float" office:value="0.125" calcext:value-type="float">
            <text:p>0.12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H2]*[.F2]*[.D2]*[.B2]" office:value-type="float" office:value="0.0625" calcext:value-type="float">
            <text:p>0.0625</text:p>
          </table:table-cell>
          <table:table-cell table:formula="of:=[.I2]*[.J2]" office:value-type="float" office:value="0.1875" calcext:value-type="float">
            <text:p>0.187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H3]*[.F3]*[.D3]*[.B3]" office:value-type="float" office:value="0.0625" calcext:value-type="float">
            <text:p>0.0625</text:p>
          </table:table-cell>
          <table:table-cell table:formula="of:=[.I3]*[.J3]" office:value-type="float" office:value="0.1875" calcext:value-type="float">
            <text:p>0.187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H4]*[.F4]*[.D4]*[.B4]" office:value-type="float" office:value="0.0625" calcext:value-type="float">
            <text:p>0.0625</text:p>
          </table:table-cell>
          <table:table-cell table:formula="of:=[.I4]*[.J4]"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8:09:59.895066906</meta:creation-date>
    <dc:date>2020-08-10T09:29:08.948399267</dc:date>
    <meta:editing-duration>PT55M13S</meta:editing-duration>
    <meta:editing-cycles>2</meta:editing-cycles>
    <meta:generator>LibreOffice/5.1.6.2$Linux_X86_64 LibreOffice_project/10m0$Build-2</meta:generator>
    <meta:document-statistic meta:table-count="1" meta:cell-count="52" meta:object-count="0"/>
  </office:meta>
</office:document-meta>
</file>